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1pt" officeooo:rsid="001fd4b1" officeooo:paragraph-rsid="001fd4b1" style:font-size-asian="9.60000038146973pt" style:font-size-complex="11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1pt" officeooo:rsid="0021610f" officeooo:paragraph-rsid="0021610f" style:font-size-asian="9.60000038146973pt" style:font-size-complex="11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1pt" officeooo:rsid="0021c1e7" officeooo:paragraph-rsid="0021c1e7" style:font-size-asian="9.60000038146973pt" style:font-size-complex="11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1pt" officeooo:rsid="0018677f" officeooo:paragraph-rsid="0018677f" style:font-size-asian="9.60000038146973pt" style:font-size-complex="11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1pt" officeooo:rsid="001fd4b1" officeooo:paragraph-rsid="002559a9" style:font-size-asian="9.60000038146973pt" style:font-size-complex="11pt"/>
    </style:style>
    <style:style style:name="P6" style:family="paragraph" style:parent-style-name="Standard">
      <style:paragraph-properties fo:line-height="150%" fo:text-align="start" style:justify-single-word="false"/>
      <style:text-properties style:font-name="Arial" fo:font-size="11pt" officeooo:rsid="001fd4b1" officeooo:paragraph-rsid="001fd4b1" style:font-size-asian="9.60000038146973pt" style:font-size-complex="11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1pt" officeooo:rsid="001fd4b1" officeooo:paragraph-rsid="002559a9" style:font-size-asian="9.60000038146973pt" style:font-size-complex="11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1pt" officeooo:rsid="001fd4b1" officeooo:paragraph-rsid="001fd4b1" style:font-size-asian="9.60000038146973pt" style:font-size-complex="11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1pt" officeooo:rsid="0021610f" officeooo:paragraph-rsid="002559a9" style:font-size-asian="9.60000038146973pt" style:font-size-complex="11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Arial" fo:font-size="11pt" fo:font-weight="bold" officeooo:rsid="001fd4b1" officeooo:paragraph-rsid="002559a9" style:font-size-asian="9.60000038146973pt" style:font-weight-asian="bold" style:font-size-complex="11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" fo:font-size="11pt" fo:font-weight="bold" officeooo:rsid="0021610f" officeooo:paragraph-rsid="002559a9" style:font-size-asian="9.60000038146973pt" style:font-weight-asian="bold" style:font-size-complex="11pt" style:font-weight-complex="bold"/>
    </style:style>
    <style:style style:name="T1" style:family="text">
      <style:text-properties officeooo:rsid="0021610f"/>
    </style:style>
    <style:style style:name="T2" style:family="text">
      <style:text-properties officeooo:rsid="0021c1e7"/>
    </style:style>
    <style:style style:name="T3" style:family="text">
      <style:text-properties fo:color="#ff3838" loext:opacity="100%"/>
    </style:style>
    <style:style style:name="T4" style:family="text">
      <style:text-properties fo:color="#000000" loext:opacity="100%" officeooo:rsid="001fd4b1"/>
    </style:style>
    <style:style style:name="T5" style:family="text">
      <style:text-properties fo:color="#000000" loext:opacity="100%" fo:font-weight="bold" officeooo:rsid="001fd4b1" style:font-weight-asian="bold" style:font-weight-complex="bold"/>
    </style:style>
    <style:style style:name="T6" style:family="text">
      <style:text-properties officeooo:rsid="0023e7f2"/>
    </style:style>
    <style:style style:name="T7" style:family="text">
      <style:text-properties officeooo:rsid="002559a9"/>
    </style:style>
    <style:style style:name="T8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5">CURRÍCULO FUTURISTA</text:span><text:span text:style-name="T4"> </text:span></text:p>
      <text:p text:style-name="P1">Nome: <text:s/><text:span text:style-name="T1">Victor Gabriel de Assis Braga </text:span></text:p>
      <text:p text:style-name="P6">Endereço:</text:p>
      <text:p text:style-name="P1">Telefone:</text:p>
      <text:p text:style-name="P1">E-mail:</text:p>
      <text:p text:style-name="P1">Linkedin:</text:p>
      <text:p text:style-name="P1">Data de nascimento: <text:span text:style-name="T1">13/02/2010</text:span></text:p>
      <text:p text:style-name="P7">Idade:<text:span text:style-name="T1">23</text:span></text:p>
      <text:p text:style-name="P10">OBJETIVO PROFISSIONAL </text:p>
      <text:p text:style-name="P7">Ingressar no mercado de trabalho e aplicar meus conhecimentos acadêmicos e experiência em tecnologia,contribuindo para o crescimento da <text:s/>empresa enquanto evolou profissional e pessoalmente.</text:p>
      <text:p text:style-name="P5"><text:span text:style-name="T8">FORMAÇÃO ACADÊMICA</text:span> <text:s/></text:p>
      <text:p text:style-name="P1">Bacharelado em: <text:span text:style-name="T1">Desenvolvimento inteligencia artificial </text:span></text:p>
      <text:p text:style-name="P1">Universidade: <text:span text:style-name="T1">Estácio </text:span></text:p>
      <text:p text:style-name="P1"><text:span text:style-name="T6">C</text:span>onclusão: <text:span text:style-name="T1">2033</text:span></text:p>
      <text:p text:style-name="P1"><text:span text:style-name="T6">P</text:span>rincipais disciplinas: <text:span text:style-name="T1">Inteligência artificial </text:span></text:p>
      <text:p text:style-name="P1">Destaques: <text:span text:style-name="T1">Desenvolvimento de um assistente virtual na universidade</text:span></text:p>
      <text:p text:style-name="P1"><text:s/>Curso técnico em: <text:span text:style-name="T1">Técnico de informática </text:span></text:p>
      <text:p text:style-name="P1">Escola/Universidade: <text:s/><text:span text:style-name="T1">Estácio </text:span></text:p>
      <text:p text:style-name="P1">Conclusão: <text:span text:style-name="T1">2022</text:span></text:p>
      <text:p text:style-name="P1">Principais disciplinas: <text:span text:style-name="T1">Manutenção </text:span></text:p>
      <text:p text:style-name="P1">Destaques: <text:span text:style-name="T1">manutenção de computadores na escola </text:span></text:p>
      <text:p text:style-name="P1">Ensino médio: <text:span text:style-name="T1">Profissionalizante</text:span></text:p>
      <text:p text:style-name="P1">Escola estadual: <text:span text:style-name="T2">Emília Cabral Mota</text:span></text:p>
      <text:p text:style-name="P1">Conclusão: <text:span text:style-name="T2">2027</text:span></text:p>
      <text:p text:style-name="P1">Principais disciplinas: <text:span text:style-name="T2">Informática </text:span></text:p>
      <text:p text:style-name="P7">Destaques: <text:span text:style-name="T2">Currículo fantasma </text:span></text:p>
      <text:p text:style-name="P10">EXPERIÊNCIA PROFISSIONAL </text:p>
      <text:p text:style-name="P1">Estagiário em: <text:span text:style-name="T2">Manutenção de </text:span><text:span text:style-name="T7">PC </text:span></text:p>
      <text:p text:style-name="P3">Empresa: Apple</text:p>
      <text:p text:style-name="P1">Período: <text:span text:style-name="T2">2025 A 2027 </text:span></text:p>
      <text:p text:style-name="P1">Atividade principais: <text:span text:style-name="T2">Mexer com rede de computação </text:span></text:p>
      <text:p text:style-name="P1">Projeto social: <text:span text:style-name="T2">Reciclagem de computadores </text:span><text:s text:c="18"/></text:p>
      <text:p text:style-name="P2">Período: <text:span text:style-name="T2">2031</text:span></text:p>
      <text:p text:style-name="P2"><text:soft-page-break/>atividade: <text:span text:style-name="T2">Aulas de reciclagem em escolas </text:span></text:p>
      <text:p text:style-name="P2"/>
      <text:p text:style-name="P2">1°Emprego em: <text:span text:style-name="T2">Serviços rurais </text:span></text:p>
      <text:p text:style-name="P2">Empresa: <text:span text:style-name="T2">Córrego do prata </text:span></text:p>
      <text:p text:style-name="P2">Período: <text:span text:style-name="T2">Escolar </text:span></text:p>
      <text:p text:style-name="P2">Atividade<text:span text:style-name="T2">s principais: Jardineiro </text:span></text:p>
      <text:p text:style-name="P2">Projeto social: <text:span text:style-name="T2">Deixa sítios limpos para humanidade </text:span></text:p>
      <text:p text:style-name="P2">Período: <text:s/><text:span text:style-name="T2">2023</text:span></text:p>
      <text:p text:style-name="P9">Atividades: <text:span text:style-name="T2">Aulas para pessoas melhora com tecnologia </text:span></text:p>
      <text:p text:style-name="P11">QUALIFICAÇÃO COMPETÊNCIAS </text:p>
      <text:p text:style-name="P2">Inglês: <text:span text:style-name="T2">Avançado </text:span></text:p>
      <text:p text:style-name="P2"><text:span text:style-name="T6">C</text:span>omunicação clara e empática: <text:span text:style-name="T2">Muito boa </text:span></text:p>
      <text:p text:style-name="P2">Trabalho em equipe <text:span text:style-name="T2">e liderança colaborativa: Trabalho muito bem em equipe </text:span></text:p>
      <text:p text:style-name="P9">Raciocínio logico <text:span text:style-name="T2">e resolução de problemas: Bom</text:span></text:p>
      <text:p text:style-name="P11">CERTIFICAÇÕES </text:p>
      <text:p text:style-name="P2">Curso de <text:span text:style-name="T7">Excel </text:span>profissional: <text:span text:style-name="T2">Fundação Bradesco </text:span></text:p>
      <text:p text:style-name="P2">Introdução á programação python: <text:span text:style-name="T2">Curso em video </text:span></text:p>
      <text:p text:style-name="P9">Noção de gestão de projetos: <text:span text:style-name="T2">SNAI(2029)</text:span></text:p>
      <text:p text:style-name="P11">INFORMAÇÃO ADICIONAIS </text:p>
      <text:p text:style-name="P2">Participação na feira nacional de ciência e tecnologia: <text:span text:style-name="T2">2025</text:span></text:p>
      <text:p text:style-name="P2">Medalha de prata na OBMEP: <text:span text:style-name="T2">2024</text:span></text:p>
      <text:p text:style-name="P2">Intercâmbio virtual com estudantes da <text:span text:style-name="T2">C</text:span>o<text:span text:style-name="T2">lômbia</text:span>: <text:span text:style-name="T2">Programa jovens conectados </text:span></text:p>
      <text:p text:style-name="P2">“Transformei minhas dificuldades em motivação para crescer. <text:span text:style-name="T2">Quero ser exemplo de superação e competênci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fo:border="2.24pt solid #000000" fo:padding="0.45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1:01:05.650419217</meta:creation-date>
    <dc:title>Documento modelo</dc:title>
    <meta:editing-duration>PT2H25M20S</meta:editing-duration>
    <meta:editing-cycles>8</meta:editing-cycles>
    <meta:generator>LibreOffice/7.4.7.2$Linux_X86_64 LibreOffice_project/40$Build-2</meta:generator>
    <dc:date>2025-06-06T11:09:43.883286979</dc:date>
    <meta:document-statistic meta:table-count="0" meta:image-count="0" meta:object-count="0" meta:page-count="2" meta:paragraph-count="55" meta:word-count="251" meta:character-count="2017" meta:non-whitespace-character-count="1763"/>
    <meta:template xlink:type="simple" xlink:actuate="onRequest" xlink:title="Documento modelo" xlink:href="../../Modelos/Documento%20modelo.ott" meta:date="2025-05-23T11:01:04.886066437"/>
  </office:meta>
</office:document-meta>
</file>